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output_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-done" xlink:href="vnd.sun.star.script:Standard.output_csv.OutputCSV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9.44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38.42mm"/>
    </style:style>
    <style:style style:name="co5" style:family="table-column">
      <style:table-column-properties fo:break-before="auto" style:column-width="23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/>
      <style:map style:condition="is-true-formula(MOD(ROW();2)=0)" style:apply-style-name="無題3" style:base-cell-address="m_player.A1"/>
    </style:style>
    <style:style style:name="ce15" style:family="table-cell" style:parent-style-name="Default">
      <style:map style:condition="is-true-formula(MOD(ROW();2)=0)" style:apply-style-name="無題3" style:base-cell-address="m_player.A1"/>
    </style:style>
    <style:style style:name="ce3" style:family="table-cell" style:parent-style-name="Default">
      <style:map style:condition="is-true-formula(MOD(ROW();2)=0)" style:apply-style-name="無題3" style:base-cell-address="m_player.A3"/>
    </style:style>
    <style:style style:name="ce4" style:family="table-cell" style:parent-style-name="Default">
      <style:map style:condition="is-true-formula(MOD(ROW();2)=0)" style:apply-style-name="無題3" style:base-cell-address="m_player.A4"/>
    </style:style>
    <style:style style:name="ce5" style:family="table-cell" style:parent-style-name="Default">
      <style:map style:condition="is-true-formula(MOD(ROW();2)=0)" style:apply-style-name="無題3" style:base-cell-address="m_player.B3"/>
    </style:style>
    <style:style style:name="ce6" style:family="table-cell" style:parent-style-name="Default">
      <style:map style:condition="is-true-formula(MOD(ROW();2)=0)" style:apply-style-name="無題3" style:base-cell-address="m_player.B4"/>
    </style:style>
    <style:style style:name="ce7" style:family="table-cell" style:parent-style-name="Default">
      <style:map style:condition="is-true-formula(MOD(ROW();2)=0)" style:apply-style-name="無題3" style:base-cell-address="m_player.C3"/>
    </style:style>
    <style:style style:name="ce8" style:family="table-cell" style:parent-style-name="Default">
      <style:map style:condition="is-true-formula(MOD(ROW();2)=0)" style:apply-style-name="無題3" style:base-cell-address="m_player.C4"/>
    </style:style>
    <style:style style:name="ce9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/>
      <style:map style:condition="is-true-formula(MOD(ROW();2)=0)" style:apply-style-name="無題3" style:base-cell-address="m_player.D1"/>
    </style:style>
    <style:style style:name="ce17" style:family="table-cell" style:parent-style-name="Default">
      <style:map style:condition="is-true-formula(MOD(ROW();2)=0)" style:apply-style-name="無題3" style:base-cell-address="m_player.D1"/>
    </style:style>
    <style:style style:name="ce11" style:family="table-cell" style:parent-style-name="Default">
      <style:map style:condition="is-true-formula(MOD(ROW();2)=0)" style:apply-style-name="無題3" style:base-cell-address="m_player.D3"/>
    </style:style>
    <style:style style:name="ce12" style:family="table-cell" style:parent-style-name="Default">
      <style:map style:condition="is-true-formula(MOD(ROW();2)=0)" style:apply-style-name="無題3" style:base-cell-address="m_player.D4"/>
    </style:style>
    <style:style style:name="ce14" style:family="table-cell" style:parent-style-name="Default">
      <style:map style:condition="is-true-formula(MOD(ROW();2)=0)" style:apply-style-name="無題3" style:base-cell-address="m_player.E3"/>
    </style:style>
    <style:style style:name="ce21" style:family="table-cell" style:parent-style-name="Default">
      <style:map style:condition="is-true-formula(MOD(ROW();2)=0)" style:apply-style-name="無題3" style:base-cell-address="m_player.E4"/>
    </style:style>
    <style:style style:name="ce22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ffffff"/>
      <style:map style:condition="is-true-formula(MOD(ROW();2)=0)" style:apply-style-name="カスタム_28_赤_29_" style:base-cell-address="m_enemy.A1"/>
    </style:style>
    <style:style style:name="ce19" style:family="table-cell" style:parent-style-name="Default">
      <style:map style:condition="is-true-formula(MOD(ROW();2)=0)" style:apply-style-name="カスタム_28_赤_29_" style:base-cell-address="m_enemy.A1"/>
    </style:style>
  </office:automatic-styles>
  <office:body>
    <office:spreadsheet>
      <table:calculation-settings table:automatic-find-labels="false" table:use-regular-expressions="false" table:use-wildcards="true"/>
      <table:table table:name="m_player" table:style-name="ta1">
        <office:forms form:automatic-focus="false" form:apply-design-mode="false">
          <form:form form:name="フォーム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ody_id</text:p>
          </table:table-cell>
          <table:table-cell table:style-name="ce1" office:value-type="string" calcext:value-type="string">
            <text:p>bullet_id</text:p>
          </table:table-cell>
          <table:table-cell table:style-name="ce9" office:value-type="string" calcext:value-type="string">
            <text:p>hp</text:p>
          </table:table-cell>
          <table:table-cell table:style-name="ce1" office:value-type="string" calcext:value-type="string">
            <text:p>sp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20" calcext:value-type="float">
            <text:p>20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m_player.E5:m_player.E1048576 m_player.A5:m_player.C1048576 m_player.E1:m_player.E2 m_player.A1:m_player.C2">
            <calcext:condition calcext:apply-style-name="無題3" calcext:value="formula-is(MOD(ROW();2)=0)" calcext:base-cell-address="m_player.A1"/>
          </calcext:conditional-format>
          <calcext:conditional-format calcext:target-range-address="m_player.E5:m_player.E1048576 m_player.A5:m_player.C1048576 m_player.E1:m_player.E2 m_player.A1:m_player.C2">
            <calcext:condition calcext:apply-style-name="カスタム(青)" calcext:value="formula-is(MOD(ROW();2)=0)" calcext:base-cell-address="m_player.A1"/>
          </calcext:conditional-format>
          <calcext:conditional-format calcext:target-range-address="m_player.D5:m_player.D1048576 m_player.D1:m_player.D2">
            <calcext:condition calcext:apply-style-name="無題3" calcext:value="formula-is(MOD(ROW();2)=0)" calcext:base-cell-address="m_player.D1"/>
          </calcext:conditional-format>
          <calcext:conditional-format calcext:target-range-address="m_player.D5:m_player.D1048576 m_player.D1:m_player.D2">
            <calcext:condition calcext:apply-style-name="カスタム(青)" calcext:value="formula-is(MOD(ROW();2)=0)" calcext:base-cell-address="m_player.D1"/>
          </calcext:conditional-format>
          <calcext:conditional-format calcext:target-range-address="m_player.A3:m_player.A3">
            <calcext:condition calcext:apply-style-name="無題3" calcext:value="formula-is(MOD(ROW();2)=0)" calcext:base-cell-address="m_player.A3"/>
          </calcext:conditional-format>
          <calcext:conditional-format calcext:target-range-address="m_player.A3:m_player.A3">
            <calcext:condition calcext:apply-style-name="カスタム(青)" calcext:value="formula-is(MOD(ROW();2)=0)" calcext:base-cell-address="m_player.A3"/>
          </calcext:conditional-format>
          <calcext:conditional-format calcext:target-range-address="m_player.B3:m_player.B3">
            <calcext:condition calcext:apply-style-name="無題3" calcext:value="formula-is(MOD(ROW();2)=0)" calcext:base-cell-address="m_player.B3"/>
          </calcext:conditional-format>
          <calcext:conditional-format calcext:target-range-address="m_player.B3:m_player.B3">
            <calcext:condition calcext:apply-style-name="カスタム(青)" calcext:value="formula-is(MOD(ROW();2)=0)" calcext:base-cell-address="m_player.B3"/>
          </calcext:conditional-format>
          <calcext:conditional-format calcext:target-range-address="m_player.C3:m_player.C3">
            <calcext:condition calcext:apply-style-name="無題3" calcext:value="formula-is(MOD(ROW();2)=0)" calcext:base-cell-address="m_player.C3"/>
          </calcext:conditional-format>
          <calcext:conditional-format calcext:target-range-address="m_player.C3:m_player.C3">
            <calcext:condition calcext:apply-style-name="カスタム(青)" calcext:value="formula-is(MOD(ROW();2)=0)" calcext:base-cell-address="m_player.C3"/>
          </calcext:conditional-format>
          <calcext:conditional-format calcext:target-range-address="m_player.D3:m_player.D3">
            <calcext:condition calcext:apply-style-name="無題3" calcext:value="formula-is(MOD(ROW();2)=0)" calcext:base-cell-address="m_player.D3"/>
          </calcext:conditional-format>
          <calcext:conditional-format calcext:target-range-address="m_player.D3:m_player.D3">
            <calcext:condition calcext:apply-style-name="カスタム(青)" calcext:value="formula-is(MOD(ROW();2)=0)" calcext:base-cell-address="m_player.D3"/>
          </calcext:conditional-format>
          <calcext:conditional-format calcext:target-range-address="m_player.E3:m_player.E3">
            <calcext:condition calcext:apply-style-name="無題3" calcext:value="formula-is(MOD(ROW();2)=0)" calcext:base-cell-address="m_player.E3"/>
          </calcext:conditional-format>
          <calcext:conditional-format calcext:target-range-address="m_player.E3:m_player.E3">
            <calcext:condition calcext:apply-style-name="カスタム(青)" calcext:value="formula-is(MOD(ROW();2)=0)" calcext:base-cell-address="m_player.E3"/>
          </calcext:conditional-format>
          <calcext:conditional-format calcext:target-range-address="m_player.A4:m_player.A4">
            <calcext:condition calcext:apply-style-name="無題3" calcext:value="formula-is(MOD(ROW();2)=0)" calcext:base-cell-address="m_player.A4"/>
          </calcext:conditional-format>
          <calcext:conditional-format calcext:target-range-address="m_player.A4:m_player.A4">
            <calcext:condition calcext:apply-style-name="カスタム(青)" calcext:value="formula-is(MOD(ROW();2)=0)" calcext:base-cell-address="m_player.A4"/>
          </calcext:conditional-format>
          <calcext:conditional-format calcext:target-range-address="m_player.B4:m_player.B4">
            <calcext:condition calcext:apply-style-name="無題3" calcext:value="formula-is(MOD(ROW();2)=0)" calcext:base-cell-address="m_player.B4"/>
          </calcext:conditional-format>
          <calcext:conditional-format calcext:target-range-address="m_player.B4:m_player.B4">
            <calcext:condition calcext:apply-style-name="カスタム(青)" calcext:value="formula-is(MOD(ROW();2)=0)" calcext:base-cell-address="m_player.B4"/>
          </calcext:conditional-format>
          <calcext:conditional-format calcext:target-range-address="m_player.C4:m_player.C4">
            <calcext:condition calcext:apply-style-name="無題3" calcext:value="formula-is(MOD(ROW();2)=0)" calcext:base-cell-address="m_player.C4"/>
          </calcext:conditional-format>
          <calcext:conditional-format calcext:target-range-address="m_player.C4:m_player.C4">
            <calcext:condition calcext:apply-style-name="カスタム(青)" calcext:value="formula-is(MOD(ROW();2)=0)" calcext:base-cell-address="m_player.C4"/>
          </calcext:conditional-format>
          <calcext:conditional-format calcext:target-range-address="m_player.D4:m_player.D4">
            <calcext:condition calcext:apply-style-name="無題3" calcext:value="formula-is(MOD(ROW();2)=0)" calcext:base-cell-address="m_player.D4"/>
          </calcext:conditional-format>
          <calcext:conditional-format calcext:target-range-address="m_player.D4:m_player.D4">
            <calcext:condition calcext:apply-style-name="カスタム(青)" calcext:value="formula-is(MOD(ROW();2)=0)" calcext:base-cell-address="m_player.D4"/>
          </calcext:conditional-format>
          <calcext:conditional-format calcext:target-range-address="m_player.E4:m_player.E4">
            <calcext:condition calcext:apply-style-name="無題3" calcext:value="formula-is(MOD(ROW();2)=0)" calcext:base-cell-address="m_player.E4"/>
          </calcext:conditional-format>
          <calcext:conditional-format calcext:target-range-address="m_player.E4:m_player.E4">
            <calcext:condition calcext:apply-style-name="カスタム(青)" calcext:value="formula-is(MOD(ROW();2)=0)" calcext:base-cell-address="m_player.E4"/>
          </calcext:conditional-format>
        </calcext:conditional-formats>
      </table:table>
      <table:table table:name="m_enemy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ody_id</text:p>
          </table:table-cell>
          <table:table-cell table:style-name="ce22" office:value-type="string" calcext:value-type="string">
            <text:p>bullet_id</text:p>
          </table:table-cell>
          <table:table-cell table:style-name="ce22" office:value-type="string" calcext:value-type="string">
            <text:p>hp</text:p>
          </table:table-cell>
          <table:table-cell table:style-name="ce22" office:value-type="string" calcext:value-type="string">
            <text:p>sp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m_enemy.A1:m_enemy.E1048576">
            <calcext:condition calcext:apply-style-name="カスタム(赤)" calcext:value="formula-is(MOD(ROW();2)=0)" calcext:base-cell-address="m_enemy.A1"/>
          </calcext:conditional-format>
        </calcext:conditional-formats>
      </table:table>
      <table:named-expressions/>
      <table:database-ranges>
        <table:database-range table:name="__Anonymous_Sheet_DB__0" table:target-range-address="m_player.A1:m_player.E1048576" table:display-filter-buttons="true" table:orientation="column"/>
        <table:database-range table:name="__Anonymous_Sheet_DB__1" table:target-range-address="m_enemy.A1:m_enemy.E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22P0" style:volatile="true" number:automatic-order="true">
      <number:currency-symbol/>
      <number:number number:decimal-places="0" loext:min-decimal-places="0" number:min-integer-digits="1" number:grouping="true"/>
    </number:currency-style>
    <number:currency-style style:name="N22" number:automatic-order="true">
      <style:text-properties fo:color="#ff0000"/>
      <number:text>-</number:text>
      <number:currency-symbol/>
      <number:number number:decimal-places="0" loext:min-decimal-places="0" number:min-integer-digits="1" number:grouping="true"/>
      <style:map style:condition="value()&gt;=0" style:apply-style-name="N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1" style:family="table-cell" style:parent-style-name="Heading">
      <style:table-cell-properties fo:background-color="#ffff99"/>
      <style:text-properties fo:color="#4c1900" fo:font-size="10pt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35mm" style:vertical-align="automatic"/>
    </style:style>
    <style:style style:name="ピボットテーブルのフィールド" style:family="table-cell" style:parent-style-name="Default"/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  <style:style style:name="カスタム_28_青_29_" style:display-name="カスタム(青)" style:family="table-cell" style:parent-style-name="Default">
      <style:table-cell-properties fo:background-color="#adc5e7"/>
    </style:style>
    <style:style style:name="カスタム_28_赤_29_" style:display-name="カスタム(赤)" style:family="table-cell" style:parent-style-name="Default">
      <style:table-cell-properties fo:background-color="#fcd4d1"/>
    </style:style>
    <style:style style:name="カスタム_28_黄_29_" style:display-name="カスタム(黄)" style:family="table-cell" style:parent-style-name="Default">
      <style:table-cell-properties fo:background-color="#fedcc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00/00/00</text:date>, <text:time style:data-style-name="N2" text:time-value="07:51:00.4411838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22:59:28.567359029</meta:creation-date>
    <dc:date>2018-07-26T07:51:47.398981913</dc:date>
    <meta:editing-duration>PT3H17M56S</meta:editing-duration>
    <meta:editing-cycles>60</meta:editing-cycles>
    <meta:generator>LibreOffice/6.0.5.2$MacOSX_X86_64 LibreOffice_project/54c8cbb85f300ac59db32fe8a675ff7683cd5a16</meta:generator>
    <meta:document-statistic meta:table-count="2" meta:cell-count="30" meta:object-count="0"/>
  </office:meta>
</office:document-meta>
</file>

<file path=Basic/Standard/output_csv.xml><?xml version="1.0" encoding="utf-8"?>
<!DOCTYPE module  PUBLIC '-//OpenOffice.org//DTD OfficeDocument 1.0//EN'  'module.dtd'>
<script:module xmlns:script="http://openoffice.org/2000/script" script:name="output_csv" script:language="StarBasic" script:moduleType="normal">REM  *****  BASIC  *****
Sub OutputCSV

GlobalScope.BasicLibraries.LoadLibrary("Tools")

Dim oSheet as object
Dim args(1) as new com.sun.star.beans.PropertyValue

  
For i = 0 To ThisComponent.getSheets().GetCount() - 1

	oSheet = ThisComponent.getSheets().getByIndex(i)
	ThisComponent.CurrentController.setActiveSheet(oSheet)
	
	args(0).Name = "FilterName"
	args(0).Value = "Text - txt - csv (StarCalc)"
	args(1).Name = "FilterOptions"
rem	args(1).Value = "9,34,76,1,,0,false,true,true,false"
	args(1).Value = "44,34,76,1,,0,false,true,true,false"
	
	oURL = ThisComponent.getURL()
	FileName = GetFileNameWithoutExtension(oURL,"/")
	
	path = Left(oURL, Len(oURL) - Len(FileName) - 4)  + oSheet.Name + ".csv"
	ThisComponent.storeToURL(path, args())

Next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utput_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